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2.594cm" fo:margin-left="0cm"/>
    </style:style>
    <style:style style:name="Column1" style:family="table-column">
      <style:table-column-properties style:column-width="0.847cm"/>
    </style:style>
    <style:style style:name="Column2" style:family="table-column">
      <style:table-column-properties style:column-width="10.16cm"/>
    </style:style>
    <style:style style:name="Column3" style:family="table-column">
      <style:table-column-properties style:column-width="1.58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/>
          </table:table-cell>
          <table:table-cell table:style-name="Cell2">
            <text:p text:style-name="P8"><text:span text:style-name="T8_1">Category</text:span></text:p>
          </table:table-cell>
          <table:table-cell table:style-name="Cell3">
            <text:p text:style-name="P9"><text:span text:style-name="T9_1">Rating</text:span></text:p>
          </table:table-cell>
        </table:table-row>
        <table:table-row table:style-name="Row2">
          <table:table-cell table:style-name="Cell4">
            <text:p text:style-name="P10"><text:span text:style-name="T10_1">1</text:span></text:p>
          </table:table-cell>
          <table:table-cell table:style-name="Cell5">
            <text:p text:style-name="P11"><text:span text:style-name="T11_1">Does</text:span><text:span text:style-name="T11_2"><text:s/></text:span><text:span text:style-name="T11_3">the</text:span><text:span text:style-name="T11_4"><text:s/></text:span><text:span text:style-name="T11_5">system</text:span><text:span text:style-name="T11_6"><text:s/></text:span><text:span text:style-name="T11_7">require</text:span><text:span text:style-name="T11_8"><text:s/></text:span><text:span text:style-name="T11_9">reliable</text:span><text:span text:style-name="T11_10"><text:s/></text:span><text:span text:style-name="T11_11">backup</text:span><text:span text:style-name="T11_12"><text:s/></text:span><text:span text:style-name="T11_13">and</text:span><text:span text:style-name="T11_14"><text:s/></text:span><text:span text:style-name="T11_15">recovery</text:span></text:p>
          </table:table-cell>
          <table:table-cell table:style-name="Cell6">
            <text:p text:style-name="P12"><text:span text:style-name="T12_1">0</text:span></text:p>
          </table:table-cell>
        </table:table-row>
        <table:table-row table:style-name="Row3">
          <table:table-cell table:style-name="Cell7">
            <text:p text:style-name="P13"><text:span text:style-name="T13_1">2</text:span></text:p>
          </table:table-cell>
          <table:table-cell table:style-name="Cell8">
            <text:p text:style-name="P14"><text:span text:style-name="T14_1">Are</text:span><text:span text:style-name="T14_2"><text:s/></text:span><text:span text:style-name="T14_3">data</text:span><text:span text:style-name="T14_4"><text:s/></text:span><text:span text:style-name="T14_5">communications</text:span><text:span text:style-name="T14_6"><text:s/></text:span><text:span text:style-name="T14_7">required</text:span></text:p>
          </table:table-cell>
          <table:table-cell table:style-name="Cell9">
            <text:p text:style-name="P15"><text:span text:style-name="T15_1">0</text:span></text:p>
          </table:table-cell>
        </table:table-row>
        <table:table-row table:style-name="Row4">
          <table:table-cell table:style-name="Cell10">
            <text:p text:style-name="P16"><text:span text:style-name="T16_1">3</text:span></text:p>
          </table:table-cell>
          <table:table-cell table:style-name="Cell11">
            <text:p text:style-name="P17"><text:span text:style-name="T17_1">Are</text:span><text:span text:style-name="T17_2"><text:s/></text:span><text:span text:style-name="T17_3">there</text:span><text:span text:style-name="T17_4"><text:s/></text:span><text:span text:style-name="T17_5">distributed</text:span><text:span text:style-name="T17_6"><text:s/></text:span><text:span text:style-name="T17_7">processing</text:span><text:span text:style-name="T17_8"><text:s/></text:span><text:span text:style-name="T17_9">functions</text:span></text:p>
          </table:table-cell>
          <table:table-cell table:style-name="Cell12">
            <text:p text:style-name="P18"><text:span text:style-name="T18_1">0</text:span></text:p>
          </table:table-cell>
        </table:table-row>
        <table:table-row table:style-name="Row5">
          <table:table-cell table:style-name="Cell13">
            <text:p text:style-name="P19"><text:span text:style-name="T19_1">4</text:span></text:p>
          </table:table-cell>
          <table:table-cell table:style-name="Cell14">
            <text:p text:style-name="P20"><text:span text:style-name="T20_1">Is</text:span><text:span text:style-name="T20_2"><text:s/></text:span><text:span text:style-name="T20_3">performance</text:span><text:span text:style-name="T20_4"><text:s/></text:span><text:span text:style-name="T20_5">critical</text:span></text:p>
          </table:table-cell>
          <table:table-cell table:style-name="Cell15">
            <text:p text:style-name="P21"><text:span text:style-name="T21_1">4</text:span></text:p>
          </table:table-cell>
        </table:table-row>
        <table:table-row table:style-name="Row6">
          <table:table-cell table:style-name="Cell16">
            <text:p text:style-name="P22"><text:span text:style-name="T22_1">5</text:span></text:p>
          </table:table-cell>
          <table:table-cell table:style-name="Cell17">
            <text:p text:style-name="P23"><text:span text:style-name="T23_1">Will</text:span><text:span text:style-name="T23_2"><text:s/></text:span><text:span text:style-name="T23_3">the</text:span><text:span text:style-name="T23_4"><text:s/></text:span><text:span text:style-name="T23_5">system</text:span><text:span text:style-name="T23_6"><text:s/></text:span><text:span text:style-name="T23_7">run</text:span><text:span text:style-name="T23_8"><text:s/></text:span><text:span text:style-name="T23_9">in</text:span><text:span text:style-name="T23_10"><text:s/></text:span><text:span text:style-name="T23_11">existing</text:span><text:span text:style-name="T23_12">,<text:s/></text:span><text:span text:style-name="T23_13">heavily</text:span><text:span text:style-name="T23_14"><text:s/></text:span><text:span text:style-name="T23_15">utilized</text:span><text:span text:style-name="T23_16"><text:s/></text:span><text:span text:style-name="T23_17">operational</text:span><text:span text:style-name="T23_18"><text:s/></text:span><text:span text:style-name="T23_19">environment</text:span></text:p>
          </table:table-cell>
          <table:table-cell table:style-name="Cell18">
            <text:p text:style-name="P24"><text:span text:style-name="T24_1">3</text:span></text:p>
          </table:table-cell>
        </table:table-row>
        <table:table-row table:style-name="Row7">
          <table:table-cell table:style-name="Cell19">
            <text:p text:style-name="P25"><text:span text:style-name="T25_1">6</text:span></text:p>
          </table:table-cell>
          <table:table-cell table:style-name="Cell20">
            <text:p text:style-name="P26"><text:span text:style-name="T26_1">Does</text:span><text:span text:style-name="T26_2"><text:s/></text:span><text:span text:style-name="T26_3">the</text:span><text:span text:style-name="T26_4"><text:s/></text:span><text:span text:style-name="T26_5">system</text:span><text:span text:style-name="T26_6"><text:s/></text:span><text:span text:style-name="T26_7">require</text:span><text:span text:style-name="T26_8"><text:s/></text:span><text:span text:style-name="T26_9">online</text:span><text:span text:style-name="T26_10"><text:s/></text:span><text:span text:style-name="T26_11">data</text:span><text:span text:style-name="T26_12"><text:s/></text:span><text:span text:style-name="T26_13">entry</text:span></text:p>
          </table:table-cell>
          <table:table-cell table:style-name="Cell21">
            <text:p text:style-name="P27"><text:span text:style-name="T27_1">0</text:span></text:p>
          </table:table-cell>
        </table:table-row>
        <table:table-row table:style-name="Row8">
          <table:table-cell table:style-name="Cell22">
            <text:p text:style-name="P28"><text:span text:style-name="T28_1">7</text:span></text:p>
          </table:table-cell>
          <table:table-cell table:style-name="Cell23">
            <text:p text:style-name="P29"><text:span text:style-name="T29_1">Multiple</text:span><text:span text:style-name="T29_2"><text:s/></text:span><text:span text:style-name="T29_3">Screens</text:span><text:span text:style-name="T29_4"><text:s/></text:span><text:span text:style-name="T29_5">or</text:span><text:span text:style-name="T29_6"><text:s/></text:span><text:span text:style-name="T29_7">Operations</text:span></text:p>
          </table:table-cell>
          <table:table-cell table:style-name="Cell24">
            <text:p text:style-name="P30"><text:span text:style-name="T30_1">5</text:span></text:p>
          </table:table-cell>
        </table:table-row>
        <table:table-row table:style-name="Row9">
          <table:table-cell table:style-name="Cell25">
            <text:p text:style-name="P31"><text:span text:style-name="T31_1">8</text:span></text:p>
          </table:table-cell>
          <table:table-cell table:style-name="Cell26">
            <text:p text:style-name="P32"><text:span text:style-name="T32_1">Are</text:span><text:span text:style-name="T32_2"><text:s/></text:span><text:span text:style-name="T32_3">the</text:span><text:span text:style-name="T32_4"><text:s/></text:span><text:span text:style-name="T32_5">master</text:span><text:span text:style-name="T32_6"><text:s/></text:span><text:span text:style-name="T32_7">files</text:span><text:span text:style-name="T32_8"><text:s/></text:span><text:span text:style-name="T32_9">updated</text:span><text:span text:style-name="T32_10"><text:s/></text:span><text:span text:style-name="T32_11">online</text:span></text:p>
          </table:table-cell>
          <table:table-cell table:style-name="Cell27">
            <text:p text:style-name="P33"><text:span text:style-name="T33_1">0</text:span></text:p>
          </table:table-cell>
        </table:table-row>
        <table:table-row table:style-name="Row10">
          <table:table-cell table:style-name="Cell28">
            <text:p text:style-name="P34"><text:span text:style-name="T34_1">9</text:span></text:p>
          </table:table-cell>
          <table:table-cell table:style-name="Cell29">
            <text:p text:style-name="P35"><text:span text:style-name="T35_1">Are</text:span><text:span text:style-name="T35_2"><text:s/></text:span><text:span text:style-name="T35_3">the</text:span><text:span text:style-name="T35_4"><text:s/></text:span><text:span text:style-name="T35_5">input</text:span><text:span text:style-name="T35_6">,<text:s/></text:span><text:span text:style-name="T35_7">output</text:span><text:span text:style-name="T35_8">,<text:s/></text:span><text:span text:style-name="T35_9">inquires</text:span><text:span text:style-name="T35_10"><text:s/></text:span><text:span text:style-name="T35_11">complex</text:span></text:p>
          </table:table-cell>
          <table:table-cell table:style-name="Cell30">
            <text:p text:style-name="P36"><text:span text:style-name="T36_1">2</text:span></text:p>
          </table:table-cell>
        </table:table-row>
        <table:table-row table:style-name="Row11">
          <table:table-cell table:style-name="Cell31">
            <text:p text:style-name="P37"><text:span text:style-name="T37_1">10</text:span></text:p>
          </table:table-cell>
          <table:table-cell table:style-name="Cell32">
            <text:p text:style-name="P38"><text:span text:style-name="T38_1">Is</text:span><text:span text:style-name="T38_2"><text:s/></text:span><text:span text:style-name="T38_3">the</text:span><text:span text:style-name="T38_4"><text:s/></text:span><text:span text:style-name="T38_5">internal</text:span><text:span text:style-name="T38_6"><text:s/></text:span><text:span text:style-name="T38_7">processing</text:span><text:span text:style-name="T38_8"><text:s/></text:span><text:span text:style-name="T38_9">complex</text:span></text:p>
          </table:table-cell>
          <table:table-cell table:style-name="Cell33">
            <text:p text:style-name="P39"><text:span text:style-name="T39_1">4</text:span></text:p>
          </table:table-cell>
        </table:table-row>
        <table:table-row table:style-name="Row12">
          <table:table-cell table:style-name="Cell34">
            <text:p text:style-name="P40"><text:span text:style-name="T40_1">11</text:span></text:p>
          </table:table-cell>
          <table:table-cell table:style-name="Cell35">
            <text:p text:style-name="P41"><text:span text:style-name="T41_1">Is</text:span><text:span text:style-name="T41_2"><text:s/></text:span><text:span text:style-name="T41_3">the</text:span><text:span text:style-name="T41_4"><text:s/></text:span><text:span text:style-name="T41_5">code</text:span><text:span text:style-name="T41_6"><text:s/></text:span><text:span text:style-name="T41_7">designed</text:span><text:span text:style-name="T41_8"><text:s/></text:span><text:span text:style-name="T41_9">to</text:span><text:span text:style-name="T41_10"><text:s/></text:span><text:span text:style-name="T41_11">be</text:span><text:span text:style-name="T41_12"><text:s/></text:span><text:span text:style-name="T41_13">reusable</text:span></text:p>
          </table:table-cell>
          <table:table-cell table:style-name="Cell36">
            <text:p text:style-name="P42"><text:span text:style-name="T42_1">5</text:span></text:p>
          </table:table-cell>
        </table:table-row>
        <table:table-row table:style-name="Row13">
          <table:table-cell table:style-name="Cell37">
            <text:p text:style-name="P43"><text:span text:style-name="T43_1">12</text:span></text:p>
          </table:table-cell>
          <table:table-cell table:style-name="Cell38">
            <text:p text:style-name="P44"><text:span text:style-name="T44_1">Are</text:span><text:span text:style-name="T44_2"><text:s/></text:span><text:span text:style-name="T44_3">conversions</text:span><text:span text:style-name="T44_4"><text:s/></text:span><text:span text:style-name="T44_5">and</text:span><text:span text:style-name="T44_6"><text:s/></text:span><text:span text:style-name="T44_7">installations</text:span><text:span text:style-name="T44_8"><text:s/></text:span><text:span text:style-name="T44_9">included</text:span><text:span text:style-name="T44_10"><text:s/></text:span><text:span text:style-name="T44_11">in</text:span><text:span text:style-name="T44_12"><text:s/></text:span><text:span text:style-name="T44_13">the</text:span><text:span text:style-name="T44_14"><text:s/></text:span><text:span text:style-name="T44_15">design</text:span></text:p>
          </table:table-cell>
          <table:table-cell table:style-name="Cell39">
            <text:p text:style-name="P45"><text:span text:style-name="T45_1">2</text:span></text:p>
          </table:table-cell>
        </table:table-row>
        <table:table-row table:style-name="Row14">
          <table:table-cell table:style-name="Cell40">
            <text:p text:style-name="P46"><text:span text:style-name="T46_1">13</text:span></text:p>
          </table:table-cell>
          <table:table-cell table:style-name="Cell41">
            <text:p text:style-name="P47"><text:span text:style-name="T47_1">Is</text:span><text:span text:style-name="T47_2"><text:s/></text:span><text:span text:style-name="T47_3">the</text:span><text:span text:style-name="T47_4"><text:s/></text:span><text:span text:style-name="T47_5">system</text:span><text:span text:style-name="T47_6"><text:s/></text:span><text:span text:style-name="T47_7">designed</text:span><text:span text:style-name="T47_8"><text:s/></text:span><text:span text:style-name="T47_9">for</text:span><text:span text:style-name="T47_10"><text:s/></text:span><text:span text:style-name="T47_11">multiple</text:span><text:span text:style-name="T47_12"><text:s/></text:span><text:span text:style-name="T47_13">installations</text:span><text:span text:style-name="T47_14"><text:s/></text:span><text:span text:style-name="T47_15">for</text:span><text:span text:style-name="T47_16"><text:s/></text:span><text:span text:style-name="T47_17">different</text:span><text:span text:style-name="T47_18"><text:s/></text:span><text:span text:style-name="T47_19">organizations</text:span></text:p>
          </table:table-cell>
          <table:table-cell table:style-name="Cell42">
            <text:p text:style-name="P48"><text:span text:style-name="T48_1">4</text:span></text:p>
          </table:table-cell>
        </table:table-row>
        <table:table-row table:style-name="Row15">
          <table:table-cell table:style-name="Cell43">
            <text:p text:style-name="P49"><text:span text:style-name="T49_1">14</text:span></text:p>
          </table:table-cell>
          <table:table-cell table:style-name="Cell44">
            <text:p text:style-name="P50"><text:span text:style-name="T50_1">Is</text:span><text:span text:style-name="T50_2"><text:s/></text:span><text:span text:style-name="T50_3">the</text:span><text:span text:style-name="T50_4"><text:s/></text:span><text:span text:style-name="T50_5">application</text:span><text:span text:style-name="T50_6"><text:s/></text:span><text:span text:style-name="T50_7">designed</text:span><text:span text:style-name="T50_8"><text:s/></text:span><text:span text:style-name="T50_9">to</text:span><text:span text:style-name="T50_10"><text:s/></text:span><text:span text:style-name="T50_11">facilitate</text:span><text:span text:style-name="T50_12"><text:s/></text:span><text:span text:style-name="T50_13">change</text:span><text:span text:style-name="T50_14"><text:s/></text:span><text:span text:style-name="T50_15">and</text:span><text:span text:style-name="T50_16"><text:s/></text:span><text:span text:style-name="T50_17">be</text:span><text:span text:style-name="T50_18"><text:s/></text:span><text:span text:style-name="T50_19">ease</text:span><text:span text:style-name="T50_20"><text:s/></text:span><text:span text:style-name="T50_21">of</text:span><text:span text:style-name="T50_22"><text:s/></text:span><text:span text:style-name="T50_23">use</text:span><text:span text:style-name="T50_24"><text:s/></text:span><text:span text:style-name="T50_25">to</text:span><text:span text:style-name="T50_26"><text:s/></text:span><text:span text:style-name="T50_27">the</text:span><text:span text:style-name="T50_28"><text:s/></text:span><text:span text:style-name="T50_29">user</text:span><text:span text:style-name="T50_30">.</text:span></text:p>
          </table:table-cell>
          <table:table-cell table:style-name="Cell45">
            <text:p text:style-name="P51"><text:span text:style-name="T51_1">5</text:span></text:p>
          </table:table-cell>
        </table:table-row>
        <table:table-row table:style-name="Row16">
          <table:table-cell table:style-name="Cell46">
            <text:p text:style-name="P52"/>
          </table:table-cell>
          <table:table-cell table:style-name="Cell47">
            <text:p text:style-name="P53"><text:span text:style-name="T53_1">Total</text:span><text:span text:style-name="T53_2"><text:s/></text:span><text:span text:style-name="T53_3">sum</text:span><text:span text:style-name="T53_4"><text:s/></text:span><text:span text:style-name="T53_5">of</text:span><text:span text:style-name="T53_6"><text:s/></text:span><text:span text:style-name="T53_7">all</text:span><text:span text:style-name="T53_8"><text:s/></text:span><text:span text:style-name="T53_9">category</text:span><text:span text:style-name="T53_10"><text:s/></text:span><text:span text:style-name="T53_11">ratings</text:span></text:p>
          </table:table-cell>
          <table:table-cell table:style-name="Cell48">
            <text:p text:style-name="P54"><text:span text:style-name="T54_1">34</text:span></text:p>
          </table:table-cell>
        </table:table-row>
      </table:table>
      <text:p text:style-name="P55"/>
      <text:p text:style-name="P56"><text:span text:style-name="T56_1">VAF</text:span><text:span text:style-name="T56_2"><text:s/>=<text:s/>.99</text:span></text:p>
      <text:p text:style-name="P57"><text:span text:style-name="T57_1">FPC</text:span><text:span text:style-name="T57_2"><text:s/>=<text:s/>55.44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